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utionException.Execution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ionException.Execu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ecutionException.Execu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ionException.Execution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